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9F00000325C2E13C0ABD753225.png" manifest:media-type="image/png"/>
  <manifest:file-entry manifest:full-path="Pictures/100000010000054C000002A86EEEE12FBFFD0132.png" manifest:media-type="image/png"/>
  <manifest:file-entry manifest:full-path="Pictures/10000001000003BE000001EEF4ADB24847183543.png" manifest:media-type="image/png"/>
  <manifest:file-entry manifest:full-path="Pictures/10000001000005DB000002EFEE5E5A12DDA89ECE.png" manifest:media-type="image/png"/>
  <manifest:file-entry manifest:full-path="Pictures/10000001000005AF000003334CB44602A33F636B.png" manifest:media-type="image/png"/>
  <manifest:file-entry manifest:full-path="Pictures/100000010000047A0000027E17510D5DE94C34B6.png" manifest:media-type="image/png"/>
  <manifest:file-entry manifest:full-path="Pictures/100000010000054C0000030DB6AB7FE8C6DF4793.png" manifest:media-type="image/png"/>
  <manifest:file-entry manifest:full-path="Pictures/100000010000039B000002209ABCAFC8AAFF252E.png" manifest:media-type="image/png"/>
  <manifest:file-entry manifest:full-path="Pictures/10000001000003C1000001C05157EE9D837EDD43.png" manifest:media-type="image/png"/>
  <manifest:file-entry manifest:full-path="Pictures/100000010000037C00000178429B39DFCF6A0226.png" manifest:media-type="image/png"/>
  <manifest:file-entry manifest:full-path="Pictures/1000000100000358000002FB9C498733ABCF2989.png" manifest:media-type="image/png"/>
  <manifest:file-entry manifest:full-path="Pictures/1000000100000665000003ABBC710604D6815B21.png" manifest:media-type="image/png"/>
  <manifest:file-entry manifest:full-path="Pictures/100000010000043C000000DB472E25FE4D26B70C.png" manifest:media-type="image/png"/>
  <manifest:file-entry manifest:full-path="Pictures/1000000100000452000000885F6EDBFE4DB2BC4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9723" officeooo:paragraph-rsid="000b9723"/>
    </style:style>
    <style:style style:name="P2" style:family="paragraph" style:parent-style-name="Standard">
      <style:text-properties officeooo:rsid="000ce090" officeooo:paragraph-rsid="000ce090"/>
    </style:style>
    <style:style style:name="P3" style:family="paragraph" style:parent-style-name="Standard">
      <style:text-properties officeooo:rsid="000e4d96" officeooo:paragraph-rsid="000e4d96"/>
    </style:style>
    <style:style style:name="P4" style:family="paragraph" style:parent-style-name="Standard">
      <style:text-properties officeooo:rsid="00102358" officeooo:paragraph-rsid="00102358"/>
    </style:style>
    <style:style style:name="P5" style:family="paragraph" style:parent-style-name="Standard">
      <style:text-properties officeooo:rsid="00110f01" officeooo:paragraph-rsid="00110f01"/>
    </style:style>
    <style:style style:name="P6" style:family="paragraph" style:parent-style-name="Standard">
      <style:text-properties officeooo:rsid="0012b9a7" officeooo:paragraph-rsid="0012b9a7"/>
    </style:style>
    <style:style style:name="P7" style:family="paragraph" style:parent-style-name="Standard">
      <style:text-properties officeooo:rsid="000b9723" officeooo:paragraph-rsid="000b9723"/>
    </style:style>
    <style:style style:name="P8" style:family="paragraph" style:parent-style-name="Standard">
      <style:text-properties officeooo:rsid="0012c31d" officeooo:paragraph-rsid="0012c31d"/>
    </style:style>
    <style:style style:name="P9" style:family="paragraph" style:parent-style-name="Standard">
      <style:text-properties officeooo:rsid="00149ef9" officeooo:paragraph-rsid="00149ef9"/>
    </style:style>
    <style:style style:name="P10" style:family="paragraph" style:parent-style-name="Standard">
      <style:text-properties officeooo:rsid="00162dea" officeooo:paragraph-rsid="00162dea"/>
    </style:style>
    <style:style style:name="P11" style:family="paragraph" style:parent-style-name="Standard">
      <style:text-properties officeooo:rsid="00171ade" officeooo:paragraph-rsid="00171ade"/>
    </style:style>
    <style:style style:name="P12" style:family="paragraph" style:parent-style-name="Standard">
      <style:text-properties officeooo:rsid="0017fcef" officeooo:paragraph-rsid="0017fce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<draw:frame draw:style-name="fr2" draw:name="Image1" text:anchor-type="char" svg:width="17cm" svg:height="8.525cm" draw:z-index="0"><draw:image xlink:href="Pictures/100000010000054C000002A86EEEE12FBFFD0132.png" xlink:type="simple" xlink:show="embed" xlink:actuate="onLoad" draw:mime-type="image/png"/></draw:frame>==<draw:frame draw:style-name="fr4" draw:name="Image8" text:anchor-type="char" svg:width="16.898cm" svg:height="8.714cm" draw:z-index="7"><draw:image xlink:href="Pictures/10000001000003BE000001EEF4ADB24847183543.png" xlink:type="simple" xlink:show="embed" xlink:actuate="onLoad" draw:mime-type="image/png"/></draw:frame></text:p>
      <text:p text:style-name="P8">==</text:p>
      <text:p text:style-name="P8"><draw:frame draw:style-name="fr2" draw:name="Image9" text:anchor-type="char" svg:width="17cm" svg:height="9.569cm" draw:z-index="8"><draw:image xlink:href="Pictures/10000001000005AF000003334CB44602A33F636B.png" xlink:type="simple" xlink:show="embed" xlink:actuate="onLoad" draw:mime-type="image/png"/></draw:frame></text:p>
      <text:p text:style-name="P8">==</text:p>
      <text:p text:style-name="P9">==</text:p>
      <text:p text:style-name="P9"><draw:frame draw:style-name="fr3" draw:name="Image10" text:anchor-type="char" svg:width="17cm" svg:height="9.509cm" draw:z-index="9"><draw:image xlink:href="Pictures/100000010000059F00000325C2E13C0ABD753225.png" xlink:type="simple" xlink:show="embed" xlink:actuate="onLoad" draw:mime-type="image/png"/></draw:frame><text:soft-page-break/></text:p>
      <text:p text:style-name="P9">==</text:p>
      <text:p text:style-name="P10">==</text:p>
      <text:p text:style-name="P10"><draw:frame draw:style-name="fr2" draw:name="Image11" text:anchor-type="char" svg:width="17cm" svg:height="9.463cm" draw:z-index="10"><draw:image xlink:href="Pictures/100000010000047A0000027E17510D5DE94C34B6.png" xlink:type="simple" xlink:show="embed" xlink:actuate="onLoad" draw:mime-type="image/png"/></draw:frame></text:p>
      <text:p text:style-name="P10">==</text:p>
      <text:p text:style-name="P11">=</text:p>
      <text:p text:style-name="P11"><draw:frame draw:style-name="fr3" draw:name="Image12" text:anchor-type="char" svg:width="17cm" svg:height="8.516cm" draw:z-index="11"><draw:image xlink:href="Pictures/10000001000005DB000002EFEE5E5A12DDA89ECE.png" xlink:type="simple" xlink:show="embed" xlink:actuate="onLoad" draw:mime-type="image/png"/></draw:frame><text:soft-page-break/></text:p>
      <text:p text:style-name="P11">=</text:p>
      <text:p text:style-name="P12">==</text:p>
      <text:p text:style-name="P12"><draw:frame draw:style-name="fr2" draw:name="Image13" text:anchor-type="char" svg:width="17cm" svg:height="9.791cm" draw:z-index="12"><draw:image xlink:href="Pictures/100000010000054C0000030DB6AB7FE8C6DF4793.png" xlink:type="simple" xlink:show="embed" xlink:actuate="onLoad" draw:mime-type="image/png"/></draw:frame></text:p>
      <text:p text:style-name="P12">=</text:p>
      <text:p text:style-name="P1">==</text:p>
      <text:p text:style-name="P1"><draw:frame draw:style-name="fr1" draw:name="Image14" text:anchor-type="char" svg:width="16.281cm" svg:height="9.596cm" draw:z-index="13"><draw:image xlink:href="Pictures/100000010000039B000002209ABCAFC8AAFF252E.png" xlink:type="simple" xlink:show="embed" xlink:actuate="onLoad" draw:mime-type="image/png"/></draw:frame><text:soft-page-break/></text:p>
      <text:p text:style-name="P2"><draw:frame draw:style-name="fr1" draw:name="Image2" text:anchor-type="char" svg:width="16.951cm" svg:height="7.902cm" draw:z-index="1"><draw:image xlink:href="Pictures/10000001000003C1000001C05157EE9D837EDD43.png" xlink:type="simple" xlink:show="embed" xlink:actuate="onLoad" draw:mime-type="image/png"/></draw:frame>==</text:p>
      <text:p text:style-name="P2">==</text:p>
      <text:p text:style-name="P2"/>
      <text:p text:style-name="P3"><draw:frame draw:style-name="fr1" draw:name="Image3" text:anchor-type="char" svg:width="15.734cm" svg:height="6.632cm" draw:z-index="2"><draw:image xlink:href="Pictures/100000010000037C00000178429B39DFCF6A0226.png" xlink:type="simple" xlink:show="embed" xlink:actuate="onLoad" draw:mime-type="image/png"/></draw:frame><text:soft-page-break/>==</text:p>
      <text:p text:style-name="P3">==</text:p>
      <text:p text:style-name="P4"><draw:frame draw:style-name="fr1" draw:name="Image4" text:anchor-type="char" svg:width="15.099cm" svg:height="13.458cm" draw:z-index="3"><draw:image xlink:href="Pictures/1000000100000358000002FB9C498733ABCF2989.png" xlink:type="simple" xlink:show="embed" xlink:actuate="onLoad" draw:mime-type="image/png"/></draw:frame>==</text:p>
      <text:p text:style-name="P4">==</text:p>
      <text:p text:style-name="P4"><draw:frame draw:style-name="fr3" draw:name="Image5" text:anchor-type="char" svg:width="17cm" svg:height="9.751cm" draw:z-index="4"><draw:image xlink:href="Pictures/1000000100000665000003ABBC710604D6815B21.png" xlink:type="simple" xlink:show="embed" xlink:actuate="onLoad" draw:mime-type="image/png"/></draw:frame><text:soft-page-break/></text:p>
      <text:p text:style-name="P5">==</text:p>
      <text:p text:style-name="P5">==</text:p>
      <text:p text:style-name="P6"><draw:frame draw:style-name="fr2" draw:name="Image6" text:anchor-type="char" svg:width="17cm" svg:height="3.434cm" draw:z-index="5"><draw:image xlink:href="Pictures/100000010000043C000000DB472E25FE4D26B70C.png" xlink:type="simple" xlink:show="embed" xlink:actuate="onLoad" draw:mime-type="image/png"/></draw:frame>==</text:p>
      <text:p text:style-name="P6">==</text:p>
      <text:p text:style-name="P6"><draw:frame draw:style-name="fr2" draw:name="Image7" text:anchor-type="char" svg:width="17cm" svg:height="2.09cm" draw:z-index="6"><draw:image xlink:href="Pictures/1000000100000452000000885F6EDBFE4DB2BC4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6T14:00:35.617000000</meta:creation-date>
    <dc:date>2024-03-07T11:04:36.166000000</dc:date>
    <meta:editing-duration>PT31M22S</meta:editing-duration>
    <meta:editing-cycles>16</meta:editing-cycles>
    <meta:generator>LibreOffice/7.6.2.1$Windows_X86_64 LibreOffice_project/56f7684011345957bbf33a7ee678afaf4d2ba333</meta:generator>
    <meta:document-statistic meta:table-count="0" meta:image-count="14" meta:object-count="0" meta:page-count="6" meta:paragraph-count="22" meta:word-count="22" meta:character-count="41" meta:non-whitespace-character-count="41"/>
  </office:meta>
</office:document-meta>
</file>